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fo:break-before="pag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GL BASIC</text:p>
      <text:p text:style-name="Standard">TURA</text:p>
      <text:p text:style-name="Standard"/>
      <text:list xml:id="list3675055122961335929" text:style-name="L1">
        <text:list-header>
          <text:p text:style-name="P1"/>
        </text:list-header>
        <text:list-item>
          <text:p text:style-name="P1">Na początku tuy każdy gracz otrzymuje ilość punktów akcji określonych przez PA</text:p>
        </text:list-item>
        <text:list-item>
          <text:p text:style-name="P1">Gracze wykorzyrzystują PA do podemowania akcji</text:p>
        </text:list-item>
        <text:list-item>
          <text:p text:style-name="P1">po wykonaniu akcji od gracza odejmowana jest okreśona ilość punktów akcji</text:p>
        </text:list-item>
      </text:list>
      <text:p text:style-name="Standard"/>
      <text:p text:style-name="Standard"/>
      <text:list xml:id="list6375393681654650387" text:style-name="L2">
        <text:list-header>
          <text:p text:style-name="P2">Tura po koleji zmniejsza wartość aktualna akcja <text:s/>o 11. Rozpatruje się następujące elementy</text:p>
        </text:list-header>
        <text:list-item>
          <text:p text:style-name="P2">Przejrzenie aktywnych efektów i wykonanie tych o określonej ilości akcji(lub zakończenia ich)</text:p>
        </text:list-item>
        <text:list-item>
          <text:p text:style-name="P2">Przejrzenie aktywnych graczy i pozwolenie im na wykonanie akcji.</text:p>
        </text:list-item>
      </text:list>
      <text:p text:style-name="Standard"/>
      <text:p text:style-name="Standard"/>
      <text:p text:style-name="Standard">Rozpatrywanie Efektów</text:p>
      <text:list xml:id="list6091015844775898779" text:style-name="L3">
        <text:list-item>
          <text:p text:style-name="P3">Efekty przypisywane do osób są zapisywane w rejestrze aktywnych efektów. <text:s/>Obiekty w tym rejestrze są zapisywane jako id efektu i id osoby przypisanej do tego</text:p>
        </text:list-item>
      </text:list>
      <text:p text:style-name="Standard"/>
      <text:p text:style-name="Standard">Po każda akcja jest zapisywana i wowołuję akcję obserwowaną(razem z osobą która wywołuję akcję)</text:p>
      <text:p text:style-name="Standard">Obiekty obserwujące akcję wywołują się</text:p>
      <text:p text:style-name="Standard"/>
      <text:p text:style-name="Standard">Obiekty potrzebne w czasie walki</text:p>
      <text:p text:style-name="Standard">Uczestnicy walki</text:p>
      <text:p text:style-name="Standard">Rejestr efektów na teren</text:p>
      <text:p text:style-name="Standard">Rejestr efektów na postaciach</text:p>
      <text:p text:style-name="Standard">ElementyRejestruNaPostaciach</text:p>
      <text:p text:style-name="Standard">Plansz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Przykład walki</text:p>
      <text:p text:style-name="P4">dawlak pomiędzy wojowikiem i magiem</text:p>
      <text:p text:style-name="P4"/>
      <text:p text:style-name="P4">Mag ma 21PA, Wojownika ma 20PA</text:p>
      <text:p text:style-name="P4"/>
      <text:p text:style-name="P4">Rozpoczyna się tura</text:p>
      <text:p text:style-name="P4">21- Tura maga, mag ładuję energie. 3PA, Energia maga rośnie o 1. Mag triggeruję efekt zwiększenia energii</text:p>
      <text:p text:style-name="P4">20- Tura wojownika. Wojownik biegie z największą prędkością w stronę maga. Wojownik zmniejsza położenie i wydaje 5PA. Wojownik wywołuję efekt ruchu</text:p>
      <text:p text:style-name="P4">18-Tura maga. Mag rzuca czar Inner Fire. Mag wydaje 6PA. Mag zwiększa swoje parametry aż do 3 tury 8 akcji. Dodatkowo do rejestru na postaciach dodaję się element Wzmocnienia maga. Do rejestru trigeró zapisywany jest effekt zadawania obrażeń magowi kiedy zada mu się obrażenia.</text:p>
      <text:p text:style-name="P4">Zapisywana jest akcja rzucenia zaklęcia. Dodatkowo Mag wywołuję akcję przeliczenia swoich parametrów. Mag traci swoją załądowaną energie</text:p>
      <text:p text:style-name="P4">15- Tura wojownika. Wojownik dalej biegnie na maga i traci 5 PA. Wojowik wywołuję akcję ruchu.</text:p>
      <text:p text:style-name="P4">12 Tura- Mag. Mag ładuję Energię. 3PA. Energia rośnie o 1. Mag wywołuję triger</text:p>
      <text:p text:style-name="P4">10- Tura wojownika. Wojownik do zadania pełnego ataku potrzebuje 12 PA. Wywołuję więc specjalny atak szybki cios. Wydaje 5PA i tafia maga 2 kośćmi. Zadaje 15 obrażeń, czyli mag traci 3 Efekt Trafienia jest zapisywany i wywołuję zarejestrowany trigger. Wojownik otrzymuję więc obrażenia od maga od ognia. Efekt ten jest zapisywany jako wywołana akcja.</text:p>
      <text:p text:style-name="P4"/>
      <text:p text:style-name="P4"/>
      <text:p text:style-name="P4">Postać i przeliczniki</text:p>
      <text:p text:style-name="P4"/>
      <text:p text:style-name="Standard"/>
      <text:p text:style-name="Standard"/>
      <text:list xml:id="list31761643" text:continue-list="list6375393681654650387" text:style-name="L2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9M51S</meta:editing-duration>
    <meta:editing-cycles>17</meta:editing-cycles>
    <meta:generator>OpenOffice/4.1.2$Win32 OpenOffice.org_project/412m3$Build-9782</meta:generator>
    <dc:date>2016-02-12T11:57:35.58</dc:date>
    <meta:document-statistic meta:table-count="0" meta:image-count="0" meta:object-count="0" meta:page-count="2" meta:paragraph-count="30" meta:word-count="337" meta:character-count="2222"/>
    <meta:user-defined meta:name="Info 1"/>
    <meta:user-defined meta:name="Info 2"/>
    <meta:user-defined meta:name="Info 3"/>
    <meta:user-defined meta:name="Info 4"/>
  </office:meta>
</office:document-meta>
</file>